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Times New Roman1" svg:font-family="'Times New Roman'" style:font-adornments="Bold" style:font-pitch="variable"/>
    <style:font-face style:name="Times New Roman" svg:font-family="'Times New Roman'"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Footer">
      <style:paragraph-properties fo:text-align="center" style:justify-single-word="false"/>
    </style:style>
    <style:style style:name="P3" style:family="paragraph" style:parent-style-name="Text_20_body">
      <style:text-properties officeooo:rsid="00017454" officeooo:paragraph-rsid="00017454"/>
    </style:style>
    <style:style style:name="P4" style:family="paragraph" style:parent-style-name="Text_20_body" style:master-page-name="">
      <loext:graphic-properties draw:fill="none"/>
      <style:paragraph-properties fo:margin-left="0cm" fo:margin-right="0cm" fo:margin-top="0cm" fo:margin-bottom="0.247cm" loext:contextual-spacing="false" fo:line-height="120%" fo:text-align="justify" style:justify-single-word="false" fo:text-indent="1cm" style:auto-text-indent="false" style:page-number="auto" fo:background-color="transparent" style:writing-mode="page"/>
      <style:text-properties officeooo:rsid="00017454" officeooo:paragraph-rsid="00017454"/>
    </style:style>
    <style:style style:name="P5" style:family="paragraph" style:parent-style-name="Text_20_body">
      <loext:graphic-properties draw:fill="none"/>
      <style:paragraph-properties fo:margin-left="0cm" fo:margin-right="0cm" fo:margin-top="0cm" fo:margin-bottom="0.247cm" loext:contextual-spacing="false" fo:line-height="120%" fo:text-align="justify" style:justify-single-word="false" fo:text-indent="1cm" style:auto-text-indent="false" fo:background-color="transparent" style:writing-mode="page"/>
      <style:text-properties officeooo:rsid="00026543" officeooo:paragraph-rsid="00026543"/>
    </style:style>
    <style:style style:name="P6" style:family="paragraph" style:parent-style-name="Title">
      <style:text-properties officeooo:rsid="00017454" officeooo:paragraph-rsid="00017454"/>
    </style:style>
    <style:style style:name="P7" style:family="paragraph" style:parent-style-name="Text_20_body">
      <loext:graphic-properties draw:fill="none"/>
      <style:paragraph-properties fo:margin-left="0cm" fo:margin-right="0cm" fo:margin-top="0cm" fo:margin-bottom="0.247cm" loext:contextual-spacing="false" fo:line-height="120%" fo:text-align="justify" style:justify-single-word="false" fo:text-indent="1cm" style:auto-text-indent="false" fo:background-color="transparent" style:writing-mode="page"/>
      <style:text-properties officeooo:rsid="0007fa60" officeooo:paragraph-rsid="0007fa60"/>
    </style:style>
    <style:style style:name="P8" style:family="paragraph" style:parent-style-name="Text_20_body" style:master-page-name="">
      <loext:graphic-properties draw:fill="none"/>
      <style:paragraph-properties fo:margin-left="0cm" fo:margin-right="0cm" fo:margin-top="0.106cm" fo:margin-bottom="0.212cm" loext:contextual-spacing="false" fo:line-height="150%" fo:text-align="justify" style:justify-single-word="false" fo:text-indent="1.3cm" style:auto-text-indent="false" style:page-number="auto" fo:background-color="transparent" style:writing-mode="page">
        <style:tab-stops>
          <style:tab-stop style:position="2.99cm"/>
        </style:tab-stops>
      </style:paragraph-properties>
      <style:text-properties officeooo:rsid="000a18fe" officeooo:paragraph-rsid="000a18fe"/>
    </style:style>
    <style:style style:name="P9" style:family="paragraph" style:parent-style-name="Text_20_body" style:master-page-name="">
      <loext:graphic-properties draw:fill="none"/>
      <style:paragraph-properties fo:margin-left="0cm" fo:margin-right="0cm" fo:margin-top="0.106cm" fo:margin-bottom="0.212cm" loext:contextual-spacing="false" fo:line-height="150%" fo:text-align="justify" style:justify-single-word="false" fo:text-indent="1.3cm" style:auto-text-indent="false" style:page-number="auto" fo:background-color="transparent" style:writing-mode="page">
        <style:tab-stops/>
      </style:paragraph-properties>
      <style:text-properties officeooo:rsid="000a18fe" officeooo:paragraph-rsid="000a18fe"/>
    </style:style>
    <style:style style:name="P10" style:family="paragraph" style:parent-style-name="Text_20_body" style:master-page-name="">
      <loext:graphic-properties draw:fill="none"/>
      <style:paragraph-properties fo:margin-left="0cm" fo:margin-right="0cm" fo:margin-top="0.106cm" fo:margin-bottom="0.212cm" loext:contextual-spacing="false" fo:line-height="150%" fo:text-align="justify" style:justify-single-word="false" fo:text-indent="1.3cm" style:auto-text-indent="false" style:page-number="auto" fo:background-color="transparent" style:writing-mode="page"/>
      <style:text-properties officeooo:rsid="000b8020" officeooo:paragraph-rsid="000b8020"/>
    </style:style>
    <style:style style:name="P11" style:family="paragraph" style:parent-style-name="Text_20_body" style:master-page-name="">
      <loext:graphic-properties draw:fill="none"/>
      <style:paragraph-properties fo:margin-left="0cm" fo:margin-right="0cm" fo:margin-top="0.106cm" fo:margin-bottom="0.212cm" loext:contextual-spacing="false" fo:line-height="150%" fo:text-align="justify" style:justify-single-word="false" fo:text-indent="1.3cm" style:auto-text-indent="false" style:page-number="auto" fo:background-color="transparent" style:writing-mode="page"/>
      <style:text-properties officeooo:rsid="000d199c" officeooo:paragraph-rsid="000d199c"/>
    </style:style>
    <style:style style:name="P12" style:family="paragraph" style:parent-style-name="Text_20_body" style:master-page-name="">
      <loext:graphic-properties draw:fill="none"/>
      <style:paragraph-properties fo:margin-left="0cm" fo:margin-right="0cm" fo:margin-top="0.106cm" fo:margin-bottom="0.212cm" loext:contextual-spacing="false" fo:line-height="150%" fo:text-align="justify" style:justify-single-word="false" fo:text-indent="1.3cm" style:auto-text-indent="false" style:page-number="auto" fo:background-color="transparent" style:writing-mode="page"/>
      <style:text-properties officeooo:rsid="000effc6" officeooo:paragraph-rsid="000effc6"/>
    </style:style>
    <style:style style:name="P13" style:family="paragraph" style:parent-style-name="Text_20_body" style:master-page-name="">
      <loext:graphic-properties draw:fill="none"/>
      <style:paragraph-properties fo:margin-left="0cm" fo:margin-right="0cm" fo:margin-top="0.106cm" fo:margin-bottom="0.212cm" loext:contextual-spacing="false" fo:line-height="150%" fo:text-align="justify" style:justify-single-word="false" fo:text-indent="1.3cm" style:auto-text-indent="false" style:page-number="auto" fo:background-color="transparent" style:writing-mode="page">
        <style:tab-stops/>
      </style:paragraph-properties>
      <style:text-properties officeooo:rsid="000effc6" officeooo:paragraph-rsid="000effc6"/>
    </style:style>
    <style:style style:name="P14" style:family="paragraph" style:parent-style-name="Text_20_body" style:master-page-name="">
      <loext:graphic-properties draw:fill="none"/>
      <style:paragraph-properties fo:margin-left="0cm" fo:margin-right="0cm" fo:margin-top="0.106cm" fo:margin-bottom="0.212cm" loext:contextual-spacing="false" fo:line-height="150%" fo:text-align="justify" style:justify-single-word="false" fo:text-indent="1.3cm" style:auto-text-indent="false" style:page-number="auto" fo:background-color="transparent" style:writing-mode="page">
        <style:tab-stops/>
      </style:paragraph-properties>
      <style:text-properties officeooo:rsid="001039f4" officeooo:paragraph-rsid="001039f4"/>
    </style:style>
    <style:style style:name="P15" style:family="paragraph" style:parent-style-name="Text_20_body">
      <loext:graphic-properties draw:fill="none"/>
      <style:paragraph-properties fo:margin-left="0cm" fo:margin-right="0cm" fo:margin-top="0.106cm" fo:margin-bottom="0.212cm" loext:contextual-spacing="false" fo:line-height="150%" fo:text-align="justify" style:justify-single-word="false" fo:text-indent="1.3cm" style:auto-text-indent="false" fo:background-color="transparent" style:writing-mode="page"/>
      <style:text-properties officeooo:rsid="000d199c" officeooo:paragraph-rsid="000d199c"/>
    </style:style>
    <style:style style:name="P16" style:family="paragraph" style:parent-style-name="Text_20_body">
      <loext:graphic-properties draw:fill="none"/>
      <style:paragraph-properties fo:margin-left="0cm" fo:margin-right="0cm" fo:margin-top="0.106cm" fo:margin-bottom="0.212cm" loext:contextual-spacing="false" fo:line-height="150%" fo:text-align="justify" style:justify-single-word="false" fo:text-indent="1.3cm" style:auto-text-indent="false" fo:background-color="transparent" style:writing-mode="page"/>
      <style:text-properties officeooo:rsid="000effc6" officeooo:paragraph-rsid="000effc6"/>
    </style:style>
    <style:style style:name="P17" style:family="paragraph" style:parent-style-name="Text_20_body">
      <loext:graphic-properties draw:fill="none"/>
      <style:paragraph-properties fo:margin-left="0cm" fo:margin-right="0cm" fo:margin-top="0.106cm" fo:margin-bottom="0.212cm" loext:contextual-spacing="false" fo:line-height="150%" fo:text-align="justify" style:justify-single-word="false" fo:text-indent="1.3cm" style:auto-text-indent="false" fo:background-color="transparent" style:writing-mode="page">
        <style:tab-stops/>
      </style:paragraph-properties>
      <style:text-properties officeooo:rsid="000effc6" officeooo:paragraph-rsid="000effc6"/>
    </style:style>
    <style:style style:name="P18" style:family="paragraph" style:parent-style-name="Text_20_body">
      <loext:graphic-properties draw:fill="none"/>
      <style:paragraph-properties fo:margin-left="0cm" fo:margin-right="0cm" fo:margin-top="0.106cm" fo:margin-bottom="0.212cm" loext:contextual-spacing="false" fo:line-height="150%" fo:text-align="justify" style:justify-single-word="false" fo:text-indent="1.3cm" style:auto-text-indent="false" fo:background-color="transparent" style:writing-mode="page">
        <style:tab-stops/>
      </style:paragraph-properties>
      <style:text-properties officeooo:rsid="001039f4" officeooo:paragraph-rsid="001039f4"/>
    </style:style>
    <style:style style:name="P19" style:family="paragraph" style:parent-style-name="Text_20_body" style:master-page-name="">
      <loext:graphic-properties draw:fill="none"/>
      <style:paragraph-properties fo:margin-left="0cm" fo:margin-right="0cm" fo:margin-top="0.106cm" fo:margin-bottom="0.212cm" loext:contextual-spacing="false" fo:line-height="150%" fo:text-align="justify" style:justify-single-word="false" fo:text-indent="1.3cm" style:auto-text-indent="false" style:page-number="auto" fo:background-color="transparent" style:writing-mode="page"/>
      <style:text-properties officeooo:rsid="000d199c" officeooo:paragraph-rsid="000d199c"/>
    </style:style>
    <style:style style:name="P20" style:family="paragraph" style:parent-style-name="Text_20_body" style:master-page-name="">
      <loext:graphic-properties draw:fill="none"/>
      <style:paragraph-properties fo:margin-left="0cm" fo:margin-right="0cm" fo:margin-top="0.106cm" fo:margin-bottom="0.212cm" loext:contextual-spacing="false" fo:line-height="150%" fo:text-align="justify" style:justify-single-word="false" fo:text-indent="1.3cm" style:auto-text-indent="false" style:page-number="auto" fo:background-color="transparent" style:writing-mode="page"/>
      <style:text-properties officeooo:rsid="000d199c" officeooo:paragraph-rsid="000d199c"/>
    </style:style>
    <style:style style:name="P21" style:family="paragraph" style:parent-style-name="Text_20_body" style:master-page-name="">
      <loext:graphic-properties draw:fill="none"/>
      <style:paragraph-properties fo:margin-left="0cm" fo:margin-right="0cm" fo:margin-top="0.106cm" fo:margin-bottom="0.212cm" loext:contextual-spacing="false" fo:line-height="150%" fo:text-align="justify" style:justify-single-word="false" fo:text-indent="1.3cm" style:auto-text-indent="false" style:page-number="auto" fo:background-color="transparent" style:writing-mode="page"/>
      <style:text-properties officeooo:rsid="000d199c" officeooo:paragraph-rsid="000d199c"/>
    </style:style>
    <style:style style:name="P22" style:family="paragraph" style:parent-style-name="Text_20_body" style:master-page-name="">
      <loext:graphic-properties draw:fill="none"/>
      <style:paragraph-properties fo:margin-left="0cm" fo:margin-right="0cm" fo:margin-top="0.106cm" fo:margin-bottom="0.212cm" loext:contextual-spacing="false" fo:line-height="150%" fo:text-align="justify" style:justify-single-word="false" fo:text-indent="1.3cm" style:auto-text-indent="false" style:page-number="auto" fo:background-color="transparent" style:writing-mode="page"/>
      <style:text-properties officeooo:rsid="000effc6" officeooo:paragraph-rsid="000effc6"/>
    </style:style>
    <style:style style:name="P23" style:family="paragraph" style:parent-style-name="Text_20_body" style:master-page-name="">
      <loext:graphic-properties draw:fill="none"/>
      <style:paragraph-properties fo:margin-left="0cm" fo:margin-right="0cm" fo:margin-top="0.106cm" fo:margin-bottom="0.212cm" loext:contextual-spacing="false" fo:line-height="150%" fo:text-align="justify" style:justify-single-word="false" fo:text-indent="1.3cm" style:auto-text-indent="false" style:page-number="auto" fo:background-color="transparent" style:writing-mode="page"/>
      <style:text-properties officeooo:rsid="000effc6" officeooo:paragraph-rsid="000effc6"/>
    </style:style>
    <style:style style:name="P24" style:family="paragraph" style:parent-style-name="Text_20_body" style:master-page-name="">
      <loext:graphic-properties draw:fill="none"/>
      <style:paragraph-properties fo:margin-left="0cm" fo:margin-right="0cm" fo:margin-top="0.106cm" fo:margin-bottom="0.212cm" loext:contextual-spacing="false" fo:line-height="150%" fo:text-align="justify" style:justify-single-word="false" fo:text-indent="1.3cm" style:auto-text-indent="false" style:page-number="auto" fo:background-color="transparent" style:writing-mode="page">
        <style:tab-stops/>
      </style:paragraph-properties>
      <style:text-properties officeooo:rsid="001039f4" officeooo:paragraph-rsid="001039f4"/>
    </style:style>
    <style:style style:name="P25" style:family="paragraph" style:parent-style-name="Text_20_body" style:list-style-name="L3">
      <loext:graphic-properties draw:fill="none"/>
      <style:paragraph-properties fo:margin-top="0.106cm" fo:margin-bottom="0.212cm" loext:contextual-spacing="false" fo:line-height="150%" fo:text-align="justify" style:justify-single-word="false" fo:background-color="transparent" style:writing-mode="page">
        <style:tab-stops>
          <style:tab-stop style:position="2.99cm"/>
        </style:tab-stops>
      </style:paragraph-properties>
      <style:text-properties officeooo:rsid="000a18fe" officeooo:paragraph-rsid="000a18fe"/>
    </style:style>
    <style:style style:name="P26" style:family="paragraph" style:parent-style-name="Text_20_body" style:list-style-name="L4">
      <loext:graphic-properties draw:fill="none"/>
      <style:paragraph-properties fo:margin-top="0.106cm" fo:margin-bottom="0.212cm" loext:contextual-spacing="false" fo:line-height="150%" fo:text-align="justify" style:justify-single-word="false" fo:background-color="transparent" style:writing-mode="page">
        <style:tab-stops/>
      </style:paragraph-properties>
      <style:text-properties officeooo:rsid="000b8020" officeooo:paragraph-rsid="000b8020"/>
    </style:style>
    <style:style style:name="P27" style:family="paragraph" style:parent-style-name="Text_20_body" style:list-style-name="L5">
      <loext:graphic-properties draw:fill="none"/>
      <style:paragraph-properties fo:margin-top="0.106cm" fo:margin-bottom="0.212cm" loext:contextual-spacing="false" fo:line-height="150%" fo:text-align="justify" style:justify-single-word="false" fo:background-color="transparent" style:writing-mode="page"/>
      <style:text-properties officeooo:rsid="000b8020" officeooo:paragraph-rsid="000b8020"/>
    </style:style>
    <style:style style:name="P28" style:family="paragraph" style:parent-style-name="Text_20_body" style:list-style-name="L6">
      <loext:graphic-properties draw:fill="none"/>
      <style:paragraph-properties fo:margin-top="0.106cm" fo:margin-bottom="0.212cm" loext:contextual-spacing="false" fo:line-height="150%" fo:text-align="justify" style:justify-single-word="false" fo:background-color="transparent" style:writing-mode="page"/>
      <style:text-properties officeooo:rsid="000d199c" officeooo:paragraph-rsid="000d199c"/>
    </style:style>
    <style:style style:name="P29" style:family="paragraph" style:parent-style-name="Text_20_body">
      <loext:graphic-properties draw:fill="none"/>
      <style:paragraph-properties fo:margin-top="0.106cm" fo:margin-bottom="0.212cm" loext:contextual-spacing="false" fo:line-height="150%" fo:text-align="justify" style:justify-single-word="false" fo:background-color="transparent" style:writing-mode="page"/>
      <style:text-properties officeooo:rsid="000d199c" officeooo:paragraph-rsid="000d199c"/>
    </style:style>
    <style:style style:name="P30" style:family="paragraph" style:parent-style-name="Text_20_body" style:list-style-name="L7">
      <loext:graphic-properties draw:fill="none"/>
      <style:paragraph-properties fo:margin-top="0.106cm" fo:margin-bottom="0.212cm" loext:contextual-spacing="false" fo:line-height="150%" fo:text-align="justify" style:justify-single-word="false" fo:background-color="transparent" style:writing-mode="page"/>
      <style:text-properties officeooo:rsid="000effc6" officeooo:paragraph-rsid="000effc6"/>
    </style:style>
    <style:style style:name="P31" style:family="paragraph" style:parent-style-name="Text_20_body">
      <loext:graphic-properties draw:fill="none"/>
      <style:paragraph-properties fo:margin-top="0.106cm" fo:margin-bottom="0.212cm" loext:contextual-spacing="false" fo:line-height="150%" fo:text-align="justify" style:justify-single-word="false" fo:background-color="transparent" style:writing-mode="page"/>
      <style:text-properties officeooo:rsid="000effc6" officeooo:paragraph-rsid="000effc6"/>
    </style:style>
    <style:style style:name="P32" style:family="paragraph" style:parent-style-name="Text_20_body" style:list-style-name="L8" style:master-page-name="">
      <loext:graphic-properties draw:fill="none"/>
      <style:paragraph-properties fo:margin-left="2.401cm" fo:margin-right="0cm" fo:margin-top="0.106cm" fo:margin-bottom="0.212cm" loext:contextual-spacing="false" fo:line-height="150%" fo:text-align="justify" style:justify-single-word="false" fo:text-indent="-2.401cm" style:auto-text-indent="false" style:page-number="auto" fo:background-color="transparent" style:writing-mode="page">
        <style:tab-stops/>
      </style:paragraph-properties>
      <style:text-properties officeooo:rsid="000effc6" officeooo:paragraph-rsid="000effc6"/>
    </style:style>
    <style:style style:name="P33" style:family="paragraph" style:parent-style-name="Text_20_body" style:list-style-name="L8">
      <loext:graphic-properties draw:fill="none"/>
      <style:paragraph-properties fo:margin-left="2.401cm" fo:margin-right="0cm" fo:margin-top="0.106cm" fo:margin-bottom="0.212cm" loext:contextual-spacing="false" fo:line-height="150%" fo:text-align="justify" style:justify-single-word="false" fo:text-indent="-2.401cm" style:auto-text-indent="false" fo:background-color="transparent" style:writing-mode="page">
        <style:tab-stops/>
      </style:paragraph-properties>
      <style:text-properties officeooo:rsid="000effc6" officeooo:paragraph-rsid="000effc6"/>
    </style:style>
    <style:style style:name="P34" style:family="paragraph" style:parent-style-name="Text_20_body" style:list-style-name="L8">
      <loext:graphic-properties draw:fill="none"/>
      <style:paragraph-properties fo:margin-left="2.401cm" fo:margin-right="0cm" fo:margin-top="0.106cm" fo:margin-bottom="0.212cm" loext:contextual-spacing="false" fo:line-height="150%" fo:text-align="justify" style:justify-single-word="false" fo:text-indent="-2.401cm" style:auto-text-indent="false" fo:background-color="transparent" style:writing-mode="page">
        <style:tab-stops/>
      </style:paragraph-properties>
      <style:text-properties officeooo:rsid="000effc6" officeooo:paragraph-rsid="000effc6"/>
    </style:style>
    <style:style style:name="P35" style:family="paragraph" style:parent-style-name="Subtitle" style:list-style-name="L1" style:master-page-name="">
      <loext:graphic-properties draw:fill="none"/>
      <style:paragraph-properties fo:margin-left="0.801cm" fo:margin-right="0cm" fo:margin-top="0.106cm" fo:margin-bottom="0.212cm" loext:contextual-spacing="false" fo:line-height="150%" fo:text-align="justify" style:justify-single-word="false" fo:text-indent="-0.801cm" style:auto-text-indent="false" style:page-number="auto" fo:background-color="transparent" fo:keep-with-next="always" style:writing-mode="page"/>
      <style:text-properties officeooo:rsid="00017454" officeooo:paragraph-rsid="00017454"/>
    </style:style>
    <style:style style:name="P36" style:family="paragraph" style:parent-style-name="Subtitle" style:list-style-name="L2" style:master-page-name="">
      <loext:graphic-properties draw:fill="none"/>
      <style:paragraph-properties fo:margin-left="1.3cm" fo:margin-right="0cm" fo:margin-top="0.106cm" fo:margin-bottom="0.212cm" loext:contextual-spacing="false" fo:line-height="150%" fo:text-align="justify" style:justify-single-word="false" fo:text-indent="-1.3cm" style:auto-text-indent="false" style:page-number="auto" fo:background-color="transparent" fo:keep-with-next="always" style:writing-mode="page">
        <style:tab-stops/>
      </style:paragraph-properties>
      <style:text-properties officeooo:rsid="000a18fe" officeooo:paragraph-rsid="000a18fe"/>
    </style:style>
    <style:style style:name="P37" style:family="paragraph" style:parent-style-name="Subtitle" style:list-style-name="L2" style:master-page-name="">
      <loext:graphic-properties draw:fill="none"/>
      <style:paragraph-properties fo:margin-left="1.3cm" fo:margin-right="0cm" fo:margin-top="0.106cm" fo:margin-bottom="0.212cm" loext:contextual-spacing="false" fo:line-height="150%" fo:text-align="justify" style:justify-single-word="false" fo:text-indent="-1.3cm" style:auto-text-indent="false" style:page-number="auto" fo:background-color="transparent" fo:keep-with-next="always" style:writing-mode="page"/>
      <style:text-properties officeooo:rsid="000a18fe" officeooo:paragraph-rsid="000a18fe"/>
    </style:style>
    <style:style style:name="P38" style:family="paragraph" style:parent-style-name="Subtitle" style:list-style-name="L2" style:master-page-name="">
      <loext:graphic-properties draw:fill="none"/>
      <style:paragraph-properties fo:margin-left="1.101cm" fo:margin-right="0cm" fo:margin-top="0.106cm" fo:margin-bottom="0.212cm" loext:contextual-spacing="false" fo:line-height="150%" fo:text-align="justify" style:justify-single-word="false" fo:text-indent="-1.101cm" style:auto-text-indent="false" style:page-number="auto" fo:background-color="transparent" fo:keep-with-next="always" style:writing-mode="page">
        <style:tab-stops/>
      </style:paragraph-properties>
      <style:text-properties officeooo:rsid="000a18fe" officeooo:paragraph-rsid="000a18fe"/>
    </style:style>
    <style:style style:name="T1" style:family="text">
      <style:text-properties fo:font-style="italic" style:font-style-asian="italic" style:font-style-complex="italic"/>
    </style:style>
    <style:style style:name="T2" style:family="text">
      <style:text-properties fo:font-style="italic" officeooo:rsid="0001ffc4" style:font-style-asian="italic" style:font-style-complex="italic"/>
    </style:style>
    <style:style style:name="T3" style:family="text">
      <style:text-properties fo:font-style="italic" officeooo:rsid="00026543" style:font-style-asian="italic" style:font-style-complex="italic"/>
    </style:style>
    <style:style style:name="T4" style:family="text">
      <style:text-properties fo:font-style="italic" officeooo:rsid="0005a6c6" style:font-style-asian="italic" style:font-style-complex="italic"/>
    </style:style>
    <style:style style:name="T5" style:family="text">
      <style:text-properties fo:font-style="italic" officeooo:rsid="0006fbc9" style:font-style-asian="italic" style:font-style-complex="italic"/>
    </style:style>
    <style:style style:name="T6" style:family="text">
      <style:text-properties fo:font-style="italic" officeooo:rsid="000842c7" style:font-style-asian="italic" style:font-style-complex="italic"/>
    </style:style>
    <style:style style:name="T7" style:family="text">
      <style:text-properties fo:font-style="normal" style:font-style-asian="normal" style:font-style-complex="normal"/>
    </style:style>
    <style:style style:name="T8" style:family="text">
      <style:text-properties fo:font-style="normal" officeooo:rsid="0001ffc4" style:font-style-asian="normal" style:font-style-complex="normal"/>
    </style:style>
    <style:style style:name="T9" style:family="text">
      <style:text-properties fo:font-style="normal" officeooo:rsid="00026543" style:font-style-asian="normal" style:font-style-complex="normal"/>
    </style:style>
    <style:style style:name="T10" style:family="text">
      <style:text-properties fo:font-style="normal" officeooo:rsid="0003c6e0" style:font-style-asian="normal" style:font-style-complex="normal"/>
    </style:style>
    <style:style style:name="T11" style:family="text">
      <style:text-properties fo:font-style="normal" officeooo:rsid="0005a6c6" style:font-style-asian="normal" style:font-style-complex="normal"/>
    </style:style>
    <style:style style:name="T12" style:family="text">
      <style:text-properties fo:font-style="normal" officeooo:rsid="0006fbc9" style:font-style-asian="normal" style:font-style-complex="normal"/>
    </style:style>
    <style:style style:name="T13" style:family="text">
      <style:text-properties fo:font-style="normal" officeooo:rsid="000842c7" style:font-style-asian="normal" style:font-style-complex="normal"/>
    </style:style>
    <style:style style:name="T14" style:family="text">
      <style:text-properties fo:font-style="normal" fo:font-weight="bold" officeooo:rsid="000842c7" style:font-style-asian="normal" style:font-weight-asian="bold" style:font-style-complex="normal" style:font-weight-complex="bold"/>
    </style:style>
    <style:style style:name="T15" style:family="text">
      <style:text-properties fo:font-style="normal" fo:font-weight="normal" officeooo:rsid="000842c7" style:font-style-asian="normal" style:font-weight-asian="normal" style:font-style-complex="normal" style:font-weight-complex="normal"/>
    </style:style>
    <style:style style:name="T16" style:family="text">
      <style:text-properties officeooo:rsid="000b8020"/>
    </style:style>
    <style:style style:name="T17" style:family="text">
      <style:text-properties officeooo:rsid="000effc6"/>
    </style:style>
    <text:list-style style:name="L1">
      <text:list-level-style-number text:level="1" text:style-name="User_20_Entry" style:num-prefix="1." style:num-format="1">
        <style:list-level-properties text:list-level-position-and-space-mode="label-alignment">
          <style:list-level-label-alignment text:label-followed-by="space" fo:text-indent="-0.635cm" fo:margin-left="1.27cm"/>
        </style:list-level-properties>
      </text:list-level-style-number>
      <text:list-level-style-number text:level="2" style:num-prefix="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1."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1."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1."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1."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1."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1."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User_20_Entry" style:num-prefix="1."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User_20_Entry" style:num-prefix="1." style:num-format="1" text:start-value="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User_20_Entry" style:num-prefix="1." style:num-format="1" text:start-value="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User_20_Entry" style:num-prefix="1." style:num-format="1" text:start-value="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User_20_Entry" style:num-prefix="1." style:num-format="1" text:start-value="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User_20_Entry" style:num-prefix="1." style:num-format="1" text:start-value="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User_20_Entry" style:num-prefix="1." style:num-format="1" text:start-value="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User_20_Entry" style:num-prefix="1." style:num-format="1" text:start-value="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User_20_Entry" style:num-prefix="1." style:num-format="1" text:start-value="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User_20_Entry" style:num-prefix="1." style:num-format="1" text:start-value="2">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prefix="BAB "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prefix="BAB "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prefix="BAB "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prefix="BAB "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prefix="BAB "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prefix="BAB "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prefix="BAB "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prefix="BAB "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prefix="BAB " style:num-format="I">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prefix="BAB " style:num-format="I">
        <style:list-level-properties text:list-level-position-and-space-mode="label-alignment">
          <style:list-level-label-alignment text:label-followed-by="listtab" text:list-tab-stop-position="7.62cm" fo:text-indent="-0.635cm" fo:margin-left="7.62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BAB I</text:p>
      <text:p text:style-name="P6">PENDAHULUAN</text:p>
      <text:p text:style-name="P3"/>
      <text:list xml:id="list2836919244354601972" text:style-name="L1">
        <text:list-item>
          <text:p text:style-name="P35">Latar Belakang</text:p>
        </text:list-item>
      </text:list>
      <text:p text:style-name="P4">Sistem <text:span text:style-name="T2">Enterprise Resource Planning </text:span><text:span text:style-name="T8">(ERP) saat ini sudah sangat berkembang. Baik untuk bisnis profit maupun non-profit. Dewasa ini sistem semacam ini sudah merupakan bagian dari perusahaan. Jika perusahaan tersebut belum atau tidak menggunakan ERP maka salah satu permasalahan yang paling umum ialah kelangkaan stok. Konsep ERP adalah sebuah sistem yang mengintegrasikan proses setiap </text:span><text:span text:style-name="T2">line </text:span><text:span text:style-name="T8">dalam manajemen perusahaan secara tarnsparansi dan memiliki akuntabilitas yang cukup tinggi(Shandra, 2013). Sistem ERP atau juga bisa disebut sistem informasi terintegrasi. Dikarenakan integrasi setiap data yang diinput kedalam </text:span><text:span text:style-name="T2">database</text:span><text:span text:style-name="T8"> </text:span><text:span text:style-name="T9">dapat diproses oleh berbagai pihak dengan menggunakan metodenya masing – masing. Data – data terseut bersifat </text:span><text:span text:style-name="T3">Input Once Proccess Forever.</text:span><text:span text:style-name="T9"> Sehingga banyak implementasi pada setiap data. </text:span><text:span text:style-name="T3">Extreme programming</text:span><text:span text:style-name="T9"> adalah proses pembuatan aplikasi atau </text:span><text:span text:style-name="T3">project</text:span><text:span text:style-name="T9"> yang mendahulukan fungsi daripada tampilan. Sehingga </text:span><text:span text:style-name="T3">prototype</text:span><text:span text:style-name="T9"> dari aplikasi tersebut akan sangat buruk bahkan terkesan biasa saja. Tetapi jika sudah selesai tampilan tersebut akan menjadi cukup bagus. Enkripsi data sudah merupakan hal yang wajib jika anda ingin data anda aman. Enkripsi merupakan proses perhitungan bilangan bulat(</text:span><text:span text:style-name="T3">BigInteger</text:span><text:span text:style-name="T9">) yang mana bilangan tersebut akan diproses kedalam sebuah </text:span><text:span text:style-name="T3">hash</text:span><text:span text:style-name="T9"> dan menyimpannya kedalam sebuah media penyimpanan. Enkripsi bisa dikatakan hobi jika pembuat/pengguna merupakan seorang </text:span><text:span text:style-name="T3">CipherPunk</text:span><text:span text:style-name="T9">. Dan seorang </text:span><text:span text:style-name="T3">CipherPunk</text:span><text:span text:style-name="T9"> akan membuat semua data yang diprosesnya akan sangat sulit dibaca tanpa melakukan dekripsi </text:span><text:span text:style-name="T3">hash</text:span><text:span text:style-name="T9"> tersebut.</text:span></text:p>
      <text:p text:style-name="P5"><text:span text:style-name="T7">Tidak semua perusahaan menerapkan konsep diatas. Terutama masalah keamanan data. Diantaranya dikarenakan penyimpanan data yang berifat </text:span><text:span text:style-name="T1">online</text:span><text:span text:style-name="T7">. Bukan bermaksud menyinggung penyimpanan data yang bersifat </text:span><text:span text:style-name="T1">online</text:span><text:span text:style-name="T7">. Namun salah satu celah keamanan yang paling sering terjadi adalah dikarenakan letak data yang </text:span><text:span text:style-name="T1">online</text:span><text:span text:style-name="T7"> sehingga kemungkinan diakses oleh pihak yang tidak bertanggungjawab cukup besar daripada penyimpanan data yang bersifat </text:span><text:span text:style-name="T1">offline</text:span><text:span text:style-name="T7">. Belum lagi data tersebut tidak dienkripsi sehingga data yang disimpan akan sangat mudah dibaca. Disamping itu sifat dari departmen di setiap bagian perusahaan yang sering merahasiakan transparansi data. Baik karena kesalahan penyampaian informasi maupun kendala yang lain. Akibatnya integrasi data menjadi kacau. Bahkan sering terjadi kesalahan pembuatan keputusan. Karena kendala yang </text:span><text:soft-page-break/><text:span text:style-name="T7">sudah disebutkan. </text:span><text:span text:style-name="T10">Terjadi pula penulisan waktu yang salah. </text:span><text:span text:style-name="T11">Selain itu kendala pemasangan dan akses </text:span><text:span text:style-name="T4">internet</text:span><text:span text:style-name="T11"> di Kecamatan Palang yang sangat lambat juga menambah kendala – kendala diatas. Konsep – konsep tersebut juga belum diterapkan dan dimanfaatkan oleh perusahaan mikro. Akibatnya perusahaan tersebut harus melakukan perhitungan stok, pencarian pemasok di buku telepon, penambahan pegawai tetap, bonus pegawai, bahkan sampai terjadi kekecewaan pelanggan karena stok yang habis. Berbagai kendala akan tercipta didalam perusahaan jika sistem terintegrasi tidak digunakan. Walaupun perusahaan tersebut sudah menggunakan sebuah sistem terintegrasi. Akan tetapi, penggunaan aplikasi yang tidak berhubungan dengan sistem akan membuat distribusi data menjadi lebih sulit. </text:span><text:span text:style-name="T12">Bahkan pemilik harus menulis ulang data kedalam </text:span><text:span text:style-name="T5">database</text:span><text:span text:style-name="T12"> secara manual. Jika sistem tersebut tidak terenkripsi. Hal tersebut akan sedikit mudah untuk dilakukan. Tetapi jika tidak, maka penulisan data kedalam </text:span><text:span text:style-name="T5">database</text:span><text:span text:style-name="T12"> akan sangat mengacaukan sistem tersebut. Dan hal tersebut tidak bisa dipaksakan. Pembuatan laporan, analisa permintaan dan kesehatan keuangan juga belum diterapkan disemua sistem. Hal ini juga akan berpengaruh pada proses analisa dan pembuatan keputusan yang sangat kacau.</text:span></text:p>
      <text:p text:style-name="P7"><text:span text:style-name="T12">B</text:span><text:span text:style-name="T7">erdasarkan uraian diatas, dapat disimpulkan bahwa penggunaan ERP pada setiap perusahaan sudah menjadi keharusan. Dan selain penggunaannya, keamanan dan stabilitas data juga dapat melindungi dan memberikan pendukung – pendukung keputusan yang menguntungkan perusahaan. Sistem yang terintegrasi juga mendukung setiap departmen didalam sebuah perusahaan. Yang mana secara tidak langsung setiap departmen sudah terhubung dengan distribusi data yang telah tersimpan. Dengan koneksi </text:span><text:span text:style-name="T1">Local Area Network</text:span><text:span text:style-name="T7"> (LAN) distribusi data menjadi semakin aman. </text:span><text:span text:style-name="T13">Karena yang dapat memanfaatkan data hanya komputer yang sudah terhubung dengan jaringan atau bisa disebut dengan </text:span><text:span text:style-name="T6">intranet</text:span><text:span text:style-name="T13">. Oleh karena itu, penulis berusaha merancang sebuah sistem terintegrasi dan mengangkat sebuah penelitian yang berjudul </text:span><text:span text:style-name="T14">“RANCANG BANGUN SISTEM ENTERPRISE RESOURCE PLANNING (ERP) TERENKRIPSI RIVEST-SHAMIR ADLEMAN (RSA) UNTUK DINA MART” </text:span><text:span text:style-name="T15">yang bertujuan untuk membantu pengintegrasian setiap data guna menunjang kinerja perusahaan dan melindungi data – data perusahaan yang bersifat internal.</text:span></text:p>
      <text:p text:style-name="P7"><text:span text:style-name="T15"/></text:p>
      <text:list xml:id="list6555384921858082567" text:style-name="L2">
        <text:list-item>
          <text:p text:style-name="P38"><text:soft-page-break/>Rumusan Masalah</text:p>
        </text:list-item>
      </text:list>
      <text:p text:style-name="P8">Berdasarkan kendala yang telah diidentifikasi di latar belakang maka permasalahan yang akan dikaji dalam penelitian ini dapat dirumuskan dan diuraikan sebagai berikut:</text:p>
      <text:list xml:id="list8902712460853679025" text:style-name="L3">
        <text:list-item>
          <text:p text:style-name="P25">Bagaimana merancang sebuah sistem terintegrasi dan terenkripsi</text:p>
        </text:list-item>
        <text:list-item>
          <text:p text:style-name="P25">Bagaimana penyelarasan semua proses terhadap data yang ada di pusat data</text:p>
        </text:list-item>
        <text:list-item>
          <text:p text:style-name="P25">Bagaimana menerapkan sistem ERP didalam sebuah jaringan <text:span text:style-name="T1">intranet</text:span><text:span text:style-name="T7">.</text:span></text:p>
          <text:p text:style-name="P25"><text:span text:style-name="T7"/></text:p>
        </text:list-item>
      </text:list>
      <text:list xml:id="list63639727238369" text:continue-list="list6555384921858082567" text:style-name="L2">
        <text:list-item>
          <text:p text:style-name="P36">Batasan Masalah</text:p>
        </text:list-item>
      </text:list>
      <text:p text:style-name="P9">Agar penelitian ini menjadi lebih terarah, peneliti membatasi aspek penelitian <text:span text:style-name="T16">yang dilakukan. Beberapa batasan pada penelitian ini adalah sebagai berikut:</text:span></text:p>
      <text:list xml:id="list8596222845746065007" text:style-name="L4">
        <text:list-item>
          <text:p text:style-name="P26">Sistem ini dibangun dengan <text:span text:style-name="T1">java</text:span><text:span text:style-name="T7"> dan </text:span><text:span text:style-name="T1">maven</text:span></text:p>
        </text:list-item>
        <text:list-item>
          <text:p text:style-name="P26"><text:span text:style-name="T7">Data yang disimpan akan dienkripsi menggunakan RSA</text:span></text:p>
        </text:list-item>
        <text:list-item>
          <text:p text:style-name="P26"><text:span text:style-name="T7">Data akan disimpan kedalam </text:span><text:span text:style-name="T1">NoSQL</text:span><text:span text:style-name="T7"> server</text:span></text:p>
        </text:list-item>
        <text:list-item>
          <text:p text:style-name="P26"><text:span text:style-name="T7">Penelitian ini hanya membahas integrasi setiap data</text:span></text:p>
        </text:list-item>
        <text:list-item>
          <text:p text:style-name="P26"><text:span text:style-name="T7">Data yang sudah diinput akan dapat terhubung dengan pihak terkait jika data sudah disimpan di server</text:span></text:p>
        </text:list-item>
        <text:list-item>
          <text:p text:style-name="P26"><text:span text:style-name="T7">Sistem akan bersifat </text:span><text:span text:style-name="T1">offline</text:span><text:span text:style-name="T7"> dengan alasan keamanan.</text:span></text:p>
          <text:p text:style-name="P26"><text:span text:style-name="T7"/></text:p>
        </text:list-item>
      </text:list>
      <text:list xml:id="list63640761907982" text:continue-list="list63639727238369" text:style-name="L2">
        <text:list-item>
          <text:p text:style-name="P37">Tujuan Penelitian</text:p>
        </text:list-item>
      </text:list>
      <text:p text:style-name="P10">Tujuan – tujuan yang ingin dicapai dalam penelitian <text:s/>dan penulisan tugas akhir ini diantaranya sebagai berikut:</text:p>
      <text:list xml:id="list979190374950829801" text:style-name="L5">
        <text:list-item>
          <text:p text:style-name="P27"><text:soft-page-break/>Dapat mengintegrasikan setiap data yang ada di setiap departmen</text:p>
        </text:list-item>
        <text:list-item>
          <text:p text:style-name="P27">Dapat melindungi data dari pengintipan dan pencurian yang bersifat <text:span text:style-name="T1">online</text:span><text:span text:style-name="T7"> maupun </text:span><text:span text:style-name="T1">offline</text:span></text:p>
        </text:list-item>
        <text:list-item>
          <text:p text:style-name="P27"><text:span text:style-name="T7">Dapat meminimalisir permasalahan – permasalahan yang tidak diinginkan dikarenakan integrasi data yang buruk</text:span></text:p>
        </text:list-item>
        <text:list-item>
          <text:p text:style-name="P27"><text:span text:style-name="T7">Dapat mengarahkan pemanfaatan sistem menjadi lebih baik.</text:span></text:p>
          <text:p text:style-name="P27"><text:span text:style-name="T7"/></text:p>
        </text:list-item>
      </text:list>
      <text:list xml:id="list63639431099466" text:continue-list="list63640761907982" text:style-name="L2">
        <text:list-item>
          <text:p text:style-name="P37">Manfaat Penelitian</text:p>
        </text:list-item>
      </text:list>
      <text:p text:style-name="P11">Adapun beberapa manfaat yang diharapkan pada penelitian dan pembuatan tugas akhir ini adalah:</text:p>
      <text:list xml:id="list2891196380993570728" text:style-name="L6">
        <text:list-item>
          <text:p text:style-name="P28">Bagi penulis</text:p>
        </text:list-item>
      </text:list>
      <text:p text:style-name="P11">Penulis dapat lebih mengerti tentang sistem ERP didalam sebuah perusahaan mikro, serta dapat menganalisa sistem dan memberikan solusi dari permasalahan yang terdapat didalamnya.</text:p>
      <text:list xml:id="list63640539807102" text:continue-numbering="true" text:style-name="L6">
        <text:list-item>
          <text:p text:style-name="P28">Bagi Masyarakat</text:p>
        </text:list-item>
      </text:list>
      <text:p text:style-name="P11">Meningkatkan kinerja karyawan perusahaan. Sehingga kekecewaan masyarakat menjadi semakin berkurang terhadap perusahaan.</text:p>
      <text:list xml:id="list63641384937829" text:continue-numbering="true" text:style-name="L6">
        <text:list-item>
          <text:p text:style-name="P28">Bagi Perusahaan</text:p>
        </text:list-item>
      </text:list>
      <text:p text:style-name="P11">Meningkatkan stabilitas data. Sehingga kinerja dan kekompakan perusahaan menjadi lebih optimal. Menyehatkan keuangan perusahaan. Mengamankan data – data perusahaan yang bersifat internal. Sehingga perusahaan akan terhindar dari tangan pihak ketiga. Membantu operasi perusahaan yang masih bersifat manual.</text:p>
      <text:p text:style-name="P15"/>
      <text:p text:style-name="P15"/>
      <text:list xml:id="list63639418834399" text:continue-numbering="true" text:style-name="L6">
        <text:list-item>
          <text:p text:style-name="P28"><text:soft-page-break/>Bagi Universitas</text:p>
        </text:list-item>
      </text:list>
      <text:p text:style-name="P11">Membantu penilaian terhadap pengetahuan mahasiswa. Membantu meningkatkan akreditasi universitas dan prodi terkait. <text:span text:style-name="T17">Memberikan kontribusi terhadap penelitian yang ada di masa depan.</text:span></text:p>
      <text:p text:style-name="P29"/>
      <text:list xml:id="list63640190829439" text:continue-list="list63639431099466" text:style-name="L2">
        <text:list-item>
          <text:p text:style-name="P37">Metodologi Penelitian</text:p>
        </text:list-item>
      </text:list>
      <text:p text:style-name="P12">Tahapan penelitian yang dilakukan adalah sebagai berikut:</text:p>
      <text:list xml:id="list5807382816070015492" text:style-name="L7">
        <text:list-item>
          <text:p text:style-name="P30">Studi litelatur</text:p>
        </text:list-item>
      </text:list>
      <text:p text:style-name="P12">Pada tahap ini penulis melakukan pengumpulan sumber – sumber data dan referensi yang berkaitan dengan sistem ini. Terutama berkenaan dengan ERP, enkripsi dan pemanfaatan server <text:span text:style-name="T1">NoSQL</text:span><text:span text:style-name="T7">.</text:span></text:p>
      <text:list xml:id="list63641089591305" text:continue-numbering="true" text:style-name="L7">
        <text:list-item>
          <text:p text:style-name="P30">Dokumentasi data</text:p>
        </text:list-item>
      </text:list>
      <text:p text:style-name="P12">Pada tahap ini peneliti akan meminta data transaksi, aset, laporan dan lain sebagainya dengan format penulisan yang ditemtukan penulis. Sehingga data yang sudah didokumentasikan akan dapat dibaca oleh sistem. Sehingga sistem dapat melakukan enkkripsi dan penyimpanan data.</text:p>
      <text:p text:style-name="P31"/>
      <text:list xml:id="list63640948462151" text:continue-list="list63640190829439" text:style-name="L2">
        <text:list-item>
          <text:p text:style-name="P37">Sistematika Penulisan</text:p>
        </text:list-item>
      </text:list>
      <text:p text:style-name="P12">Agar pembahasan lebih sistematis, maka tulisna ini dibuat dalam lima bab, yaitu:</text:p>
      <text:p text:style-name="P16"/>
      <text:list xml:id="list8853031318607035561" text:style-name="L8">
        <text:list-item>
          <text:p text:style-name="P32">Pendahuluan</text:p>
        </text:list-item>
      </text:list>
      <text:p text:style-name="P13">Berisi Latar Belakang, Perumusan Masalah, Tujuan dan Manfaat, Batasan Masalah dan Sistematika Penulisan.</text:p>
      <text:p text:style-name="P17"><text:soft-page-break/></text:p>
      <text:list xml:id="list63640415233899" text:continue-numbering="true" text:style-name="L8">
        <text:list-item>
          <text:p text:style-name="P33">Landasan Teori</text:p>
        </text:list-item>
      </text:list>
      <text:p text:style-name="P14">Berisi tentang penjelasan singkat tentang ERP, enkripsi, <text:span text:style-name="T7">java, maven, NoSQL, jaringan intranet dan algoritma – algoritma pendukung sistem.</text:span></text:p>
      <text:p text:style-name="P18"><text:span text:style-name="T7"/></text:p>
      <text:list xml:id="list63639712316527" text:continue-numbering="true" text:style-name="L8">
        <text:list-item>
          <text:p text:style-name="P33">Analisa Dan Perancangan</text:p>
        </text:list-item>
      </text:list>
      <text:p text:style-name="P14">Berisi tentang <text:span text:style-name="T1">flowchart</text:span><text:span text:style-name="T7"> dan bagan – bagan yang menjelaskan proses kerja sistem ini dengan keterangan – keterangan pendukung yang penulis tambahkan.</text:span></text:p>
      <text:p text:style-name="P18"><text:span text:style-name="T7"/></text:p>
      <text:list xml:id="list63639749445355" text:continue-numbering="true" text:style-name="L8">
        <text:list-item>
          <text:p text:style-name="P33">Implementasi</text:p>
        </text:list-item>
      </text:list>
      <text:p text:style-name="P14">Berisi tentang <text:span text:style-name="T1">agile interface</text:span><text:span text:style-name="T7"> dari sistem yang penulsi buat.</text:span></text:p>
      <text:p text:style-name="P18"><text:span text:style-name="T7"/></text:p>
      <text:list xml:id="list63641066345987" text:continue-numbering="true" text:style-name="L8">
        <text:list-item>
          <text:p text:style-name="P33">Penutup</text:p>
        </text:list-item>
      </text:list>
      <text:p text:style-name="P14">Berisi tentang kesimpulan yang dpaat ditarik setelah menyelesaikan tugas akhir ini serta saran – saran yang dapat diberikan untuk pengembangan perangkat lunak lebih lanju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Times New Roman1" svg:font-family="'Times New Roman'" style:font-adornments="Bold" style:font-pitch="variable"/>
    <style:font-face style:name="Times New Roman" svg:font-family="'Times New Roman'"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d" fo:country="ID" style:letter-kerning="true" style:font-name-asian="Tahoma"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d" fo:country="ID" style:letter-kerning="true" style:font-name-asian="Tahoma"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50%" fo:text-align="justify" style:justify-single-word="false" style:page-number="auto" style:writing-mode="page"/>
      <style:text-properties style:font-name="Times New Roman" fo:font-family="'Times New Roman'" style:font-style-name="Regular"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writing-mode="page"/>
      <style:text-properties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master-page-name="">
      <loext:graphic-properties draw:fill-image-width="0cm" draw:fill-image-height="0cm"/>
      <style:paragraph-properties fo:margin-top="0cm" fo:margin-bottom="0cm" loext:contextual-spacing="false" fo:text-align="center" style:justify-single-word="false" style:page-number="auto" style:shadow="none" style:writing-mode="page">
        <style:tab-stops/>
      </style:paragraph-properties>
      <style:text-properties style:font-name="Times New Roman1" fo:font-family="'Times New Roman'" style:font-style-name="Bold" style:font-pitch="variable" fo:font-size="14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writing-mode="page"/>
      <style:text-properties style:font-name="Times New Roman1" fo:font-family="'Times New Roman'" style:font-style-name="Bold" style:font-pitch="variable" fo:font-size="11%" fo:font-weight="bold" style:font-size-asian="130%" style:font-weight-asian="bold" style:font-size-complex="130%" style:font-weight-complex="bold"/>
    </style:style>
    <style:style style:name="Bibliography_20_1" style:display-name="Bibliography 1" style:family="paragraph" style:parent-style-name="Index" style:class="index">
      <style:paragraph-properties fo:margin-left="0cm" fo:margin-right="0cm" fo:text-indent="0cm" style:auto-text-indent="false" style:writing-mode="page">
        <style:tab-stops>
          <style:tab-stop style:position="17cm" style:type="right" style:leader-style="dotted" style:leader-text="."/>
        </style:tab-stops>
      </style:paragraph-properties>
      <style:text-properties fo:font-weight="bold"/>
    </style:style>
    <style:style style:name="Subtitle" style:family="paragraph" style:parent-style-name="Heading" style:next-style-name="Text_20_body" style:class="chapter">
      <style:paragraph-properties fo:margin-top="0.106cm" fo:margin-bottom="0.212cm" loext:contextual-spacing="false" fo:text-align="justify" style:justify-single-word="false" style:writing-mode="page"/>
      <style:text-properties style:font-name="Times New Roman1" fo:font-family="'Times New Roman'" style:font-style-name="Bold" style:font-pitch="variable" fo:font-size="12pt" fo:font-weight="bold" style:font-size-asian="18pt" style:font-size-complex="18pt"/>
    </style:style>
    <style:style style:name="Footer" style:family="paragraph" style:parent-style-name="Standard" style:class="extra">
      <style:paragraph-properties text:number-lines="false" text:line-number="0">
        <style:tab-stops>
          <style:tab-stop style:position="6.999cm" style:type="center"/>
          <style:tab-stop style:position="14cm" style:type="right"/>
        </style:tab-stops>
      </style:paragraph-properties>
    </style:style>
    <style:style style:name="User_20_Entry" style:display-name="User Entry"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3cm" fo:margin-bottom="3cm" fo:margin-left="4.001cm" fo:margin-right="3cm" style:writing-mode="lr-tb"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MP1"><text:page-number text:select-page="current">6</text:page-number></text:p>
      </style:footer>
      <style:footer-first>
        <text:p text:style-name="MP2"><text:page-number text:select-page="current">1</text:page-number></text:p>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29T15:11:36.358254200</meta:creation-date>
    <dc:date>2017-06-30T06:36:39.160512274</dc:date>
    <meta:editing-duration>PT27M33S</meta:editing-duration>
    <meta:editing-cycles>7</meta:editing-cycles>
    <meta:generator>LibreOffice/5.2.7.2$Linux_X86_64 LibreOffice_project/20$Build-2</meta:generator>
    <meta:document-statistic meta:table-count="0" meta:image-count="0" meta:object-count="0" meta:page-count="6" meta:paragraph-count="55" meta:word-count="1123" meta:character-count="8428" meta:non-whitespace-character-count="7376"/>
  </office:meta>
</office:document-meta>
</file>